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tab/><text:tab/><text:tab/>What Are Quad Trees?</text:p>
      <text:p text:style-name="Standard"/>
      <text:p text:style-name="Standard">-Tree Data structure used to represent/partition space</text:p>
      <text:p text:style-name="Standard">-In region quad tree every node is has either 4 children or no children (a leaf)</text:p>
      <text:p text:style-name="Standard">-Region quad tree is a type of trie – structure is independent of the values</text:p>
      <text:p text:style-name="Standard"/>
      <text:p text:style-name="Standard">Region Quad Application:</text:p>
      <text:p text:style-name="Standard">-Can be used to represent an image where the length and width must be powers of two</text:p>
      <text:p text:style-name="Standard">-root is entire image</text:p>
      <text:p text:style-name="Standard">-you keep splitting until you reach leaf nodes that only contains 0's or 1's</text:p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00:22:08.62</dc:date>
    <dc:creator>Alan Solitar</dc:creator>
    <meta:editing-duration>PT2H16M42S</meta:editing-duration>
    <meta:editing-cycles>34</meta:editing-cycles>
    <meta:generator>OpenOffice/4.1.1$Win32 OpenOffice.org_project/411m6$Build-9775</meta:generator>
    <meta:document-statistic meta:table-count="0" meta:image-count="0" meta:object-count="0" meta:page-count="2" meta:paragraph-count="29" meta:word-count="249" meta:character-count="1382"/>
  </office:meta>
</office:document-meta>
</file>